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6.51cm" style:rel-width="100%" fo:margin-top="0cm" fo:margin-bottom="0cm" style:page-number="auto" table:align="center" style:writing-mode="lr-tb"/>
    </style:style>
    <style:style style:name="Tableau1.A" style:family="table-column">
      <style:table-column-properties style:column-width="16.51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4f81bd"/>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4f81bd"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2" style:family="table">
      <style:table-properties style:width="16.51cm" style:rel-width="100%" fo:margin-top="0cm" fo:margin-bottom="0cm" table:align="center" style:writing-mode="lr-tb"/>
    </style:style>
    <style:style style:name="Tableau2.A" style:family="table-column">
      <style:table-column-properties style:column-width="16.51cm" style:rel-column-width="65535*"/>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6.51cm" fo:margin-left="0.176cm" fo:margin-top="0cm" fo:margin-bottom="0cm" table:align="left" style:writing-mode="lr-tb"/>
    </style:style>
    <style:style style:name="Tableau3.A" style:family="table-column">
      <style:table-column-properties style:column-width="1.496cm"/>
    </style:style>
    <style:style style:name="Tableau3.B" style:family="table-column">
      <style:table-column-properties style:column-width="1.702cm"/>
    </style:style>
    <style:style style:name="Tableau3.C" style:family="table-column">
      <style:table-column-properties style:column-width="1.827cm"/>
    </style:style>
    <style:style style:name="Tableau3.D" style:family="table-column">
      <style:table-column-properties style:column-width="1.983cm"/>
    </style:style>
    <style:style style:name="Tableau3.E" style:family="table-column">
      <style:table-column-properties style:column-width="2.134cm"/>
    </style:style>
    <style:style style:name="Tableau3.F" style:family="table-column">
      <style:table-column-properties style:column-width="1.524cm"/>
    </style:style>
    <style:style style:name="Tableau3.G" style:family="table-column">
      <style:table-column-properties style:column-width="1.499cm"/>
    </style:style>
    <style:style style:name="Tableau3.I" style:family="table-column">
      <style:table-column-properties style:column-width="2.208cm"/>
    </style:style>
    <style:style style:name="Tableau3.1" style:family="table-row">
      <style:table-row-properties fo:keep-together="auto"/>
    </style:style>
    <style:style style:name="Tableau3.A1" style:family="table-cell">
      <style:table-cell-properties fo:padding="0.176cm" fo:border="1pt solid #000000"/>
    </style:style>
    <style:style style:name="Tableau3.B1" style:family="table-cell">
      <style:table-cell-properties fo:padding="0.176cm" fo:border-left="none" fo:border-right="1pt solid #000000" fo:border-top="1pt solid #000000" fo:border-bottom="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text-align="justify" style:justify-single-word="false"/>
      <style:text-properties fo:color="#000000" fo:language="en" fo:country="GB"/>
    </style:style>
    <style:style style:name="P5" style:family="paragraph" style:parent-style-name="Standard">
      <style:paragraph-properties fo:text-align="justify" style:justify-single-word="false"/>
      <style:text-properties fo:color="#000000"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officeooo:rsid="001ab4c6" officeooo:paragraph-rsid="001ab4c6"/>
    </style:style>
    <style:style style:name="P8" style:family="paragraph" style:parent-style-name="Standard">
      <style:paragraph-properties fo:text-align="justify" style:justify-single-word="false"/>
      <style:text-properties officeooo:rsid="001b7888" officeooo:paragraph-rsid="001b7888"/>
    </style:style>
    <style:style style:name="P9" style:family="paragraph" style:parent-style-name="Standard">
      <style:paragraph-properties fo:margin-left="1.27cm" fo:margin-right="0cm" fo:margin-top="0.706cm" fo:margin-bottom="0.212cm" loext:contextual-spacing="false" fo:text-align="justify" style:justify-single-word="false" fo:text-indent="-0.635cm" style:auto-text-indent="false"/>
    </style:style>
    <style:style style:name="P10" style:family="paragraph" style:parent-style-name="Standard">
      <style:paragraph-properties fo:margin-top="0.635cm" fo:margin-bottom="0.141cm" loext:contextual-spacing="false" fo:text-align="justify" style:justify-single-word="false"/>
    </style:style>
    <style:style style:name="P11" style:family="paragraph" style:parent-style-name="Standard">
      <style:paragraph-properties fo:margin-top="0.706cm" fo:margin-bottom="0.212cm" loext:contextual-spacing="false" fo:text-align="justify" style:justify-single-word="false"/>
    </style:style>
    <style:style style:name="P12" style:family="paragraph" style:parent-style-name="Standard">
      <style:paragraph-properties fo:margin-top="0cm" fo:margin-bottom="0.423cm" loext:contextual-spacing="false" fo:text-align="justify" style:justify-single-word="false"/>
    </style:style>
    <style:style style:name="P13" style:family="paragraph" style:parent-style-name="No_20_Spacing">
      <style:paragraph-properties fo:text-align="justify" style:justify-single-word="false"/>
      <style:text-properties fo:text-transform="uppercase" style:font-name="Cambria" style:font-name-asian="F" style:font-name-complex="F"/>
    </style:style>
    <style:style style:name="P14" style:family="paragraph" style:parent-style-name="No_20_Spacing">
      <style:paragraph-properties fo:text-align="center" style:justify-single-word="false"/>
    </style:style>
    <style:style style:name="P15" style:family="paragraph" style:parent-style-name="No_20_Spacing">
      <style:paragraph-properties fo:text-align="center" style:justify-single-word="false"/>
    </style:style>
    <style:style style:name="P16" style:family="paragraph" style:parent-style-name="No_20_Spacing">
      <style:paragraph-properties fo:text-align="center" style:justify-single-word="false"/>
    </style:style>
    <style:style style:name="P17" style:family="paragraph" style:parent-style-name="No_20_Spacing">
      <style:paragraph-properties fo:text-align="justify" style:justify-single-word="false"/>
    </style:style>
    <style:style style:name="P18" style:family="paragraph" style:parent-style-name="No_20_Spacing">
      <style:paragraph-properties fo:text-align="center" style:justify-single-word="false"/>
      <style:text-properties fo:font-weight="bold" style:font-weight-asian="bold" style:font-weight-complex="bold"/>
    </style:style>
    <style:style style:name="T1" style:family="text">
      <style:text-properties fo:color="#000000" style:font-name="Arial" fo:font-size="23pt" fo:font-weight="bold" style:font-name-asian="Arial1" style:font-size-asian="23pt" style:font-weight-asian="bold" style:font-name-complex="Arial1" style:font-size-complex="23pt"/>
    </style:style>
    <style:style style:name="T2" style:family="text">
      <style:text-properties fo:color="#000000" fo:font-size="24pt" fo:font-weight="bold" style:font-size-asian="24pt" style:font-weight-asian="bold" style:font-size-complex="24pt"/>
    </style:style>
    <style:style style:name="T3" style:family="text">
      <style:text-properties fo:color="#000000" fo:font-size="7pt" style:font-size-asian="7pt" style:font-size-complex="7pt"/>
    </style:style>
    <style:style style:name="T4" style:family="text">
      <style:text-properties fo:color="#000000" fo:font-size="20pt" fo:font-weight="bold" style:font-size-asian="20pt" style:font-weight-asian="bold" style:font-size-complex="20pt"/>
    </style:style>
    <style:style style:name="T5" style:family="text">
      <style:text-properties fo:color="#000000"/>
    </style:style>
    <style:style style:name="T6" style:family="text">
      <style:text-properties fo:color="#000000" fo:font-size="17pt" fo:font-weight="bold" style:font-size-asian="17pt" style:font-weight-asian="bold" style:font-size-complex="17pt"/>
    </style:style>
    <style:style style:name="T7" style:family="text">
      <style:text-properties fo:color="#000000" fo:font-size="12pt" style:font-size-asian="12pt" style:font-size-complex="12pt"/>
    </style:style>
    <style:style style:name="T8" style:family="text">
      <style:text-properties fo:color="#000000" fo:font-size="12pt" fo:language="en" fo:country="GB" style:font-size-asian="12pt" style:font-size-complex="12pt"/>
    </style:style>
    <style:style style:name="T9" style:family="text">
      <style:text-properties fo:color="#000000" fo:font-size="12pt" fo:font-style="italic" style:font-size-asian="12pt" style:font-style-asian="italic" style:font-size-complex="12pt"/>
    </style:style>
    <style:style style:name="T10" style:family="text">
      <style:text-properties fo:color="#000000" fo:font-size="12pt" fo:font-weight="bold" style:font-size-asian="12pt" style:font-weight-asian="bold" style:font-size-complex="12pt"/>
    </style:style>
    <style:style style:name="T11" style:family="text">
      <style:text-properties fo:color="#000000" fo:font-weight="bold" style:font-weight-asian="bold"/>
    </style:style>
    <style:style style:name="T12" style:family="text">
      <style:text-properties fo:color="#000000" fo:font-size="9pt" fo:language="en" fo:country="GB" style:font-size-asian="9pt" style:font-size-complex="9pt"/>
    </style:style>
    <style:style style:name="T13" style:family="text">
      <style:text-properties fo:color="#000000" fo:font-size="9pt" fo:language="en" fo:country="GB" fo:font-weight="bold" style:font-size-asian="9pt" style:font-weight-asian="bold" style:font-size-complex="9pt"/>
    </style:style>
    <style:style style:name="T14" style:family="text">
      <style:text-properties fo:color="#000000" fo:font-size="9pt" style:font-size-asian="9pt" style:font-size-complex="9pt"/>
    </style:style>
    <style:style style:name="T15" style:family="text">
      <style:text-properties fo:color="#000000" fo:language="en" fo:country="GB"/>
    </style:style>
    <style:style style:name="T16" style:family="text">
      <style:text-properties fo:color="#000000" fo:language="en" fo:country="GB" fo:font-weight="bold" style:font-weight-asian="bold"/>
    </style:style>
    <style:style style:name="T17" style:family="text">
      <style:text-properties fo:color="#000000" fo:font-size="10pt" style:font-size-asian="10pt" style:font-size-complex="10pt"/>
    </style:style>
    <style:style style:name="T18" style:family="text">
      <style:text-properties fo:color="#000000" fo:font-style="italic" style:font-style-asian="italic"/>
    </style:style>
    <style:style style:name="T19" style:family="text">
      <style:text-properties style:font-name="Cambria" fo:font-size="40pt" style:font-name-asian="F" style:font-size-asian="40pt" style:font-name-complex="F" style:font-size-complex="40pt"/>
    </style:style>
    <style:style style:name="T20" style:family="text">
      <style:text-properties style:font-name="Cambria" fo:font-size="22pt" style:font-name-asian="F" style:font-size-asian="22pt" style:font-name-complex="F" style:font-size-complex="22pt"/>
    </style:style>
    <style:style style:name="T21" style:family="text">
      <style:text-properties officeooo:rsid="001ab4c6"/>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ext:soft-page-break/>
        <table:table-row table:style-name="Tableau1.1">
          <table:table-cell table:style-name="Tableau1.A1" office:value-type="string">
            <text:p text:style-name="P1">B<text:span text:style-name="T21">AJA SARA</text:span></text:p>
            <text:p text:style-name="P7">BOLLOLI Marco</text:p>
            <text:p text:style-name="P13"/>
          </table:table-cell>
        </table:table-row>
        <table:table-row table:style-name="Tableau1.2">
          <table:table-cell table:style-name="Tableau1.A2" office:value-type="string">
            <text:p text:style-name="P14"><text:span text:style-name="T1">TP N°2 de Réseaux <text:s/>Etude des protocoles ARP et ICMP</text:span></text:p>
          </table:table-cell>
        </table:table-row>
        <table:table-row table:style-name="Tableau1.3">
          <table:table-cell table:style-name="Tableau1.A3" office:value-type="string">
            <text:p text:style-name="P14"><text:span text:style-name="T20">M2PCCI /</text:span></text:p>
          </table:table-cell>
        </table:table-row>
        <table:table-row table:style-name="Tableau1.4">
          <table:table-cell table:style-name="Tableau1.A4" office:value-type="string">
            <text:p text:style-name="P17"/>
          </table:table-cell>
        </table:table-row>
        <table:table-row table:style-name="Tableau1.4">
          <table:table-cell table:style-name="Tableau1.A4" office:value-type="string">
            <text:p text:style-name="P18"/>
          </table:table-cell>
        </table:table-row>
        <table:table-row table:style-name="Tableau1.4">
          <table:table-cell table:style-name="Tableau1.A4" office:value-type="string">
            <text:p text:style-name="P14"/>
          </table:table-cell>
        </table:table-row>
      </table:table>
      <text:p text:style-name="P1"/>
      <text:p text:style-name="P1"/>
      <table:table table:name="Tableau2" table:style-name="Tableau2">
        <table:table-column table:style-name="Tableau2.A"/>
        <table:table-row table:style-name="Tableau2.1">
          <table:table-cell table:style-name="Tableau2.A1" office:value-type="string">
            <text:p text:style-name="P17"/>
          </table:table-cell>
        </table:table-row>
      </table:table>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1.</text:span><text:span text:style-name="T3"> <text:s text:c="22"/></text:span><text:span text:style-name="T4">Introduction</text:span></text:p>
      <text:p text:style-name="P10"><text:span text:style-name="T6">But</text:span></text:p>
      <text:p text:style-name="P1"><text:span text:style-name="T5">Le but de ce TP est d’étudier le fonctionnement des protocoles ARP et ICMP. Le contenu comprend des commentaires sur les observations faites et les réponses aux questions qui ont été posées au fur et à mesure.</text:span></text:p>
      <text:p text:style-name="P11"><text:span text:style-name="T2">2.</text:span><text:span text:style-name="T3"> <text:s text:c="10"/></text:span><text:span text:style-name="T4">Déroulement du TP</text:span></text:p>
      <text:p text:style-name="P1"><text:span text:style-name="T7"><text:s/></text:span></text:p>
      <text:p text:style-name="P1"><text:span text:style-name="T11">Question 1</text:span></text:p>
      <text:p text:style-name="P1"><text:span text:style-name="T5">Pour identifier les paquets comme étant de type ARP, il suffit nous de repérer ARP dans la colonne correspondant au protocole. Si c’est indiqué ARP alors c’est un paquet ARP qui a été envoyé.</text:span></text:p>
      <text:p text:style-name="P1"><text:span text:style-name="T5">Voici les paquets de type ARP:</text:span></text:p>
      <text:p text:style-name="P1"><text:span text:style-name="T12"/></text:p>
      <text:p text:style-name="P1"><text:span text:style-name="T12"><text:s/></text:span></text:p>
      <text:p text:style-name="P1"><text:span text:style-name="T5">Les rôles des différents champs ARP :</text:span></text:p>
      <text:p text:style-name="P1"><text:span text:style-name="T5"><text:s/></text:span></text:p>
      <text:p text:style-name="P1"><text:span text:style-name="T5">Address Resolution protocol( reply)</text:span></text:p>
      <text:p text:style-name="P1"><text:span text:style-name="T11">Hardware type : Ethernet(1):</text:span><text:span text:style-name="T5"> Type de matériel</text:span></text:p>
      <text:p text:style-name="P1"><text:span text:style-name="T11">Protocol type: IP(0X0800)</text:span><text:span text:style-name="T5"> : Identifiant de protocole</text:span></text:p>
      <text:p text:style-name="P1"><text:span text:style-name="T11">Hardware size: 6</text:span><text:span text:style-name="T5"> : Longueur d’adresse matériel</text:span></text:p>
      <text:p text:style-name="P1"><text:span text:style-name="T11">Protocole size: 4</text:span><text:span text:style-name="T5">: Longueur d’adresse de protocole </text:span></text:p>
      <text:p text:style-name="P1"><text:span text:style-name="T11">Opcode: reply(2)</text:span><text:span text:style-name="T5"> : Type d’opération</text:span></text:p>
      <text:p text:style-name="P1"><text:span text:style-name="T11">Sender Mac address</text:span><text:span text:style-name="T5">: 00:10:18:89:ea:10 <text:s text:c="2"/>(00:10:18:89:ea:10 <text:s/>): Adresse machine source</text:span></text:p>
      <text:p text:style-name="P1"><text:span text:style-name="T11">Sender IP address</text:span><text:span text:style-name="T5">: 195.0.0.2(195.0.0.2): Adresse internet source</text:span></text:p>
      <text:p text:style-name="P1"><text:span text:style-name="T11">Target Mac address</text:span><text:span text:style-name="T5">: 00:10:18:89:ea:1b(00:10:18:89:ea:1b): Adresse machine destination</text:span></text:p>
      <text:p text:style-name="P1"><text:span text:style-name="T11">Target IP address</text:span><text:span text:style-name="T5">: 195.0.0.1(195.0.0.1) : Adresse internet <text:s/>destination</text:span></text:p>
      <text:p text:style-name="P1"><text:span text:style-name="T7"><text:s/></text:span></text:p>
      <text:p text:style-name="P1"><text:span text:style-name="T11">Question 2:</text:span><text:span text:style-name="T5"> Dans la trame Ethernet, le paquet ARP se situe au niveau du champ data. De plus, le champ type indique que la trame Ethernet contient un paquet ARP ou pas.</text:span></text:p>
      <text:p text:style-name="P6"><text:span text:style-name="T5"/></text:p>
      <text:p text:style-name="P6"><text:span text:style-name="T5">Fig1 : les différents champs ARP</text:span></text:p>
      <text:p text:style-name="P1"><text:span text:style-name="T7"><text:s/></text:span></text:p>
      <text:p text:style-name="P1"><text:span text:style-name="T11">Question 3</text:span></text:p>
      <text:p text:style-name="P1"><text:span text:style-name="T5">Le schéma suivant correspondant au <text:s/>paquet ARP. Le nombre d’octets des champs <text:s/>sont indiqués entre parenthèses. AM: adresse machine, IP: adresse internet.</text:span></text:p>
      <text:p text:style-name="P1"><text:span text:style-name="T7"><text:s/></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E"/>
        <table:table-column table:style-name="Tableau3.I"/>
        <table:table-row table:style-name="Tableau3.1">
          <table:table-cell table:style-name="Tableau3.A1" office:value-type="string">
            <text:p text:style-name="P1"><text:span text:style-name="T17">Type</text:span></text:p>
            <text:p text:style-name="P1"><text:soft-page-break/><text:span text:style-name="T17">matériel</text:span></text:p>
            <text:p text:style-name="P1"><text:span text:style-name="T17">(2)</text:span></text:p>
          </table:table-cell>
          <table:table-cell table:style-name="Tableau3.B1" office:value-type="string">
            <text:p text:style-name="P1"><text:span text:style-name="T17">Type de </text:span><text:soft-page-break/><text:span text:style-name="T17">protocole</text:span></text:p>
            <text:p text:style-name="P1"><text:span text:style-name="T17">(2)</text:span></text:p>
          </table:table-cell>
          <table:table-cell table:style-name="Tableau3.B1" office:value-type="string">
            <text:p text:style-name="P1"><text:span text:style-name="T17">longueur </text:span><text:soft-page-break/><text:span text:style-name="T17">adresse</text:span></text:p>
            <text:p text:style-name="P1"><text:span text:style-name="T17">matériel</text:span></text:p>
            <text:p text:style-name="P1"><text:span text:style-name="T17">(1)</text:span></text:p>
          </table:table-cell>
          <table:table-cell table:style-name="Tableau3.B1" office:value-type="string">
            <text:p text:style-name="P1"><text:span text:style-name="T17">longueur</text:span></text:p>
            <text:p text:style-name="P1"><text:soft-page-break/><text:span text:style-name="T17">adresse</text:span></text:p>
            <text:p text:style-name="P1"><text:span text:style-name="T17">de protocole</text:span></text:p>
            <text:p text:style-name="P1"><text:span text:style-name="T17">(1)</text:span></text:p>
          </table:table-cell>
          <table:table-cell table:style-name="Tableau3.B1" office:value-type="string">
            <text:p text:style-name="P1"><text:span text:style-name="T17">type </text:span><text:soft-page-break/><text:span text:style-name="T17">d’opération</text:span></text:p>
            <text:p text:style-name="P1"><text:span text:style-name="T17">(2)</text:span></text:p>
          </table:table-cell>
          <table:table-cell table:style-name="Tableau3.B1" office:value-type="string">
            <text:p text:style-name="P1"><text:span text:style-name="T17">Source</text:span></text:p>
            <text:p text:style-name="P1"><text:soft-page-break/><text:span text:style-name="T17">AM</text:span></text:p>
            <text:p text:style-name="P1"><text:span text:style-name="T17">(6)</text:span></text:p>
          </table:table-cell>
          <table:table-cell table:style-name="Tableau3.B1" office:value-type="string">
            <text:p text:style-name="P1"><text:span text:style-name="T17">Source </text:span><text:soft-page-break/><text:span text:style-name="T17">IP</text:span></text:p>
            <text:p text:style-name="P1"><text:span text:style-name="T17">(4)</text:span></text:p>
          </table:table-cell>
          <table:table-cell table:style-name="Tableau3.B1" office:value-type="string">
            <text:p text:style-name="P1"><text:span text:style-name="T17">Destination</text:span></text:p>
            <text:p text:style-name="P1"><text:soft-page-break/><text:span text:style-name="T17">AM</text:span></text:p>
            <text:p text:style-name="P1"><text:span text:style-name="T17">(6)</text:span></text:p>
          </table:table-cell>
          <table:table-cell table:style-name="Tableau3.B1" office:value-type="string">
            <text:p text:style-name="P1"><text:span text:style-name="T17">Destination</text:span></text:p>
            <text:p text:style-name="P1"><text:soft-page-break/><text:span text:style-name="T17">IP</text:span></text:p>
            <text:p text:style-name="P1"><text:span text:style-name="T17">(4)</text:span></text:p>
          </table:table-cell>
        </table:table-row>
      </table:table>
      <text:p text:style-name="P1"><text:span text:style-name="T7"><text:s/></text:span></text:p>
      <text:p text:style-name="P1"><text:span text:style-name="T11">Question 4</text:span></text:p>
      <text:p text:style-name="P1"><text:span text:style-name="T5">Le niveau Ethernet ne connait pas la taille des paquets envoyés. A ce niveau, le paquet est identifié par le début du signal qui lui est associé. Le début du paquet <text:s/>est indiqué par un marqueur particulier et la fin par un silence. </text:span></text:p>
      <text:p text:style-name="P1"><text:span text:style-name="T5">Lorsque la taille du <text:s/>paquet est inférieure à 64 octets, on ajoute des octets de bourrage qui sont constitués par des zéros. Sur la <text:s/>figure 2, on voit bien <text:s/>des octets de bourrage</text:span></text:p>
      <text:p text:style-name="P6"><text:span text:style-name="T5"/></text:p>
      <text:p text:style-name="P6"><text:span text:style-name="T5">Fig2 : paquets avec des octets de bourrage</text:span></text:p>
      <text:p text:style-name="P1"><text:span text:style-name="T7"><text:s/></text:span></text:p>
      <text:p text:style-name="P1"><text:span text:style-name="T7"><text:s/></text:span></text:p>
      <text:p text:style-name="P1"><text:span text:style-name="T11">Question 5:</text:span><text:span text:style-name="T5"> </text:span></text:p>
      <text:p text:style-name="P1"><text:span text:style-name="T5">La couche Ethernet transmet à la couche ARP une réponse qui contient l’adresse de la machine demandée. </text:span></text:p>
      <text:p text:style-name="P1"><text:span text:style-name="T5">A la réception d’un paquet, le protocole Ethernet <text:s/>ne connait pas des octets de bourrage. Ils sont connus par les protocoles des couches supérieures. </text:span></text:p>
      <text:p text:style-name="P1"><text:span text:style-name="T7"><text:s/></text:span></text:p>
      <text:p text:style-name="P1"><text:span text:style-name="T5">Après un ping de A vers B. Nous observons des paquets de type ARP. A envoie un paquet de type ARP request en demandant l’adresse de la <text:s/>machine <text:s/>B. B envoie un paquet de type ARP reply pour donner son adresse machine à A. <text:s/></text:span></text:p>
      <text:p text:style-name="P1"><text:span text:style-name="T5">Voici le résultat obtenu sous wireshark.</text:span></text:p>
      <text:p text:style-name="P1"><text:span text:style-name="T5"><text:s/></text:span></text:p>
      <text:p text:style-name="P1"><text:span text:style-name="T12"/></text:p>
      <text:p text:style-name="P1"><text:span text:style-name="T8"><text:s/></text:span></text:p>
      <text:p text:style-name="P1"><text:span text:style-name="T8"><text:s/></text:span></text:p>
      <text:p text:style-name="P1"><text:span text:style-name="T11">Question 6</text:span></text:p>
      <text:p text:style-name="P1"><text:span text:style-name="T11"><text:s/></text:span><text:span text:style-name="T5">Nous <text:s/>trouvons l’adresse de la <text:s/>machine B dans la table de A ce qui est normale, car la machine A a envoyé un ARP request pour demander l’adresse machine de B.</text:span></text:p>
      <text:p text:style-name="P1"><text:span text:style-name="T5">Nous trouvons également l’adresse de la machine A dans la table de B. <text:s/>B connait l’adresse de A, car il a envoyé une réponse à cette dernière. <text:s/>La machine B a donc mis <text:s/>à jour sa table ARP. On conclut que les deux machines A et B mettent à jour leurs tables ARP.</text:span></text:p>
      <text:p text:style-name="P1"><text:span text:style-name="T16"/></text:p>
      <text:p text:style-name="P4"/>
      <text:p text:style-name="P1"><text:span text:style-name="T11">La table de A</text:span></text:p>
      <text:p text:style-name="P1"><text:span text:style-name="T15"/></text:p>
      <text:p text:style-name="P1"><text:span text:style-name="T15"/></text:p>
      <text:p text:style-name="P4"/>
      <text:p text:style-name="P1"><text:span text:style-name="T11">Question 7</text:span></text:p>
      <text:p text:style-name="P1"><text:span text:style-name="T5"><text:s/>En faisant un ping de A vers B, <text:s/>tout d’abord nous observons <text:s/>un paquet de type ICMP request qui est envoyé de A vers B. Après la machine B envoie un paquet de type ARP request pour </text:span><text:soft-page-break/><text:span text:style-name="T5">demander l’adresse de A. <text:s text:c="2"/>Ainsi la machine A envoie un ARP reply pour donner son adresse physique. Et puis <text:s/>les deux machines commencent à communiquer. </text:span></text:p>
      <text:p text:style-name="P1"><text:span text:style-name="T5"/></text:p>
      <text:p text:style-name="P6"><text:span text:style-name="T18">Fig3 : les paquets engendrés par les deux machines</text:span></text:p>
      <text:p text:style-name="P1"><text:span text:style-name="T5"><text:s/></text:span></text:p>
      <text:p text:style-name="P1"><text:span text:style-name="T11">Question 8</text:span></text:p>
      <text:p text:style-name="P1"><text:span text:style-name="T5">Le ping de A vers B après avoir débranché la machine B déclenche les émissions des paquets ARP request. Ces émissions sont déclenchées par le timer du ping non par celui de ARP. <text:s text:c="2"/>Le timer de ARP est de 1200 s hors on observe un timer plus rapide qui ne peut correspondre qu’à celui de ping (environ 1s).</text:span></text:p>
      <text:p text:style-name="P3"/>
      <text:p text:style-name="P1"><text:span text:style-name="T5"/></text:p>
      <text:p text:style-name="P1"><text:span text:style-name="T9">Fig4 : déclenchement des émissions par le timer du ping</text:span></text:p>
      <text:p text:style-name="P3"/>
      <text:p text:style-name="P5"/>
      <text:p text:style-name="P5"/>
      <text:p text:style-name="P5"/>
      <text:p text:style-name="P5"/>
      <text:p text:style-name="P1"><text:span text:style-name="T11">Question 9 </text:span></text:p>
      <text:p text:style-name="P1"><text:span text:style-name="T5">L’ARP gratuit request est envoyé à toutes les machines du réseau pour savoir s’il existe une machine qui a la même adresse internet. Si l’adresse n’existe pas encore, on n’a pas d’ARP gratuit reply.</text:span></text:p>
      <text:p text:style-name="P1"><text:span text:style-name="T12"/></text:p>
      <text:p text:style-name="P4"/>
      <text:p text:style-name="P1"><text:span text:style-name="T11">Question 10</text:span></text:p>
      <text:p text:style-name="P1"><text:span text:style-name="T5">Nous observons deux ARP reply. D’un cote on a la machine B <text:s/>qui est configurée avec l’adresse internet donnée dans le ping c’est donc normal que la machine B envoie un ARP reply. D’autre cote on a la machine A avec laquelle on a rempli sa table avec l’adresse IP et Ethernet de B, envoie aussi ARP reply mais en donnant l’adresse physique de B. Les deux machines envoient la même adresse physique. </text:span></text:p>
      <text:p text:style-name="P3"/>
      <text:p text:style-name="P1"><text:span text:style-name="T5"/></text:p>
      <text:p text:style-name="P1"><text:span text:style-name="T16">La table A</text:span></text:p>
      <text:p text:style-name="P1"><text:span text:style-name="T15"/></text:p>
      <text:p text:style-name="P8"><text:span text:style-name="T16">la table B</text:span></text:p>
      <text:p text:style-name="P4"/>
      <text:p text:style-name="P4"/>
      <text:p text:style-name="P1"><text:span text:style-name="T5">Nous constatons qu’après avoir fait un ping sur la machine C vers B, la machine A et B répondent, car elles ont la même adresse IP. Quand on regarde la table de ARP, on voit que c’est la réponse de la dernière machine qui a été choisie.</text:span></text:p>
      <text:p text:style-name="P3"/>
      <text:p text:style-name="P1"><text:span text:style-name="T11">Question 11</text:span></text:p>
      <text:p text:style-name="P1"><text:span text:style-name="T11"><text:s/></text:span><text:span text:style-name="T5">La déclaration d’une adresse en publish d’une autre machine peut être intéressante dans le cadre où on a deux machines qui remplissent le même rôle et qu’on veut être sûr qu’au moins <text:s/></text:span><text:soft-page-break/><text:span text:style-name="T5">l’une de deux répondra. Ça peut être le cas des serveurs ou des ordinateurs pour les applications à haute sécurité où on veut assurer la garantie de service.</text:span></text:p>
      <text:p text:style-name="P3"/>
      <text:p text:style-name="P12"><text:span text:style-name="T13">La table A</text:span></text:p>
      <text:p text:style-name="P12"><text:span text:style-name="T12"/></text:p>
      <text:p text:style-name="P12"><text:span text:style-name="T12"/></text:p>
      <text:p text:style-name="P12"><text:span text:style-name="T12">la table B</text:span></text:p>
      <text:p text:style-name="P12"><text:span text:style-name="T12"/></text:p>
      <text:p text:style-name="P12"><text:span text:style-name="T12">Table C</text:span></text:p>
      <text:p text:style-name="P12"><text:span text:style-name="T12"/></text:p>
      <text:p text:style-name="P1"><text:span text:style-name="T5">Question 12: </text:span></text:p>
      <text:p text:style-name="P3"/>
      <text:p text:style-name="P1"><text:span text:style-name="T11">Question 13</text:span></text:p>
      <text:p text:style-name="P1"><text:span text:style-name="T5">Lorsqu’on envoie le Ping vers IP commune, c’est la dernière machine qui a répondu à ARP qui reçoit les paquets. </text:span></text:p>
      <text:p text:style-name="P3"/>
      <text:p text:style-name="P3"/>
      <text:p text:style-name="P1"><text:span text:style-name="T11">Algorithme </text:span></text:p>
      <text:p text:style-name="P3"/>
      <text:p text:style-name="P1"><text:span text:style-name="T5">Tant que(1) Faire</text:span></text:p>
      <text:p text:style-name="P1"><text:span text:style-name="T5"><text:s text:c="10"/><text:tab/>Attendre un évènement x</text:span></text:p>
      <text:p text:style-name="P1"><text:span text:style-name="T5"><text:s/></text:span></text:p>
      <text:p text:style-name="P1"><text:span text:style-name="T5"><text:s text:c="10"/><text:tab/>Si x = Envoi d’un paquet vers une station Alors</text:span></text:p>
      <text:p text:style-name="P1"><text:span text:style-name="T5"><text:s text:c="10"/><text:tab/> <text:s text:c="9"/><text:tab/>Si son adresse est connue Alors</text:span></text:p>
      <text:p text:style-name="P1"><text:span text:style-name="T5"><text:s text:c="10"/><text:tab/> <text:s text:c="9"/><text:tab/> <text:s text:c="9"/><text:tab/>Envoyer le message à cette adresse</text:span></text:p>
      <text:p text:style-name="P1"><text:span text:style-name="T5"><text:s text:c="10"/><text:tab/> <text:s text:c="9"/><text:tab/>Sinon</text:span></text:p>
      <text:p text:style-name="P1"><text:span text:style-name="T5"><text:s text:c="10"/><text:tab/> <text:s text:c="9"/><text:tab/> <text:s text:c="9"/><text:tab/>Envoyer un paquet ARP Broadcast pour récupérer <text:s/>son adresse </text:span></text:p>
      <text:p text:style-name="P1"><text:span text:style-name="T5"><text:s text:c="10"/><text:tab/> <text:s text:c="9"/><text:tab/>Fin si</text:span></text:p>
      <text:p text:style-name="P1"><text:span text:style-name="T5"><text:s text:c="10"/><text:tab/>Fin si</text:span></text:p>
      <text:p text:style-name="P1"><text:span text:style-name="T5"><text:s/></text:span></text:p>
      <text:p text:style-name="P1"><text:span text:style-name="T5"><text:s text:c="10"/><text:tab/>Si x = Arrivée d’une requête ARP Alors</text:span></text:p>
      <text:p text:style-name="P1"><text:span text:style-name="T5"><text:s text:c="10"/><text:tab/> <text:s text:c="9"/><text:tab/>Si l’émetteur est dans la table ARP Alors</text:span></text:p>
      <text:p text:style-name="P1"><text:span text:style-name="T5"><text:s text:c="10"/><text:tab/> <text:s text:c="9"/><text:tab/> <text:s text:c="9"/><text:tab/>Remettre à 0 le compteur de son entrée</text:span></text:p>
      <text:p text:style-name="P1"><text:span text:style-name="T5"><text:s text:c="10"/><text:tab/> <text:s text:c="9"/><text:tab/>Sinon</text:span></text:p>
      <text:p text:style-name="P1"><text:span text:style-name="T5"><text:s text:c="10"/><text:tab/> <text:s text:c="9"/><text:tab/> <text:s text:c="9"/><text:tab/>L’ajouter à la table</text:span></text:p>
      <text:p text:style-name="P1"><text:span text:style-name="T5"><text:s text:c="10"/><text:tab/> <text:s text:c="9"/><text:tab/>Fin si</text:span></text:p>
      <text:p text:style-name="P1"><text:span text:style-name="T5"><text:s text:c="10"/><text:tab/> <text:s text:c="9"/><text:tab/>Si la requête m’est adressée Alors</text:span></text:p>
      <text:p text:style-name="P1"><text:span text:style-name="T5"><text:s text:c="10"/><text:tab/> <text:s text:c="9"/><text:tab/> <text:s text:c="9"/><text:tab/>Envoyer une réponse ARP</text:span></text:p>
      <text:p text:style-name="P1"><text:span text:style-name="T5">Sinon Si je connais le destinataire et que son entrée est published Alors</text:span></text:p>
      <text:p text:style-name="P1"><text:soft-page-break/><text:span text:style-name="T5"><text:s text:c="10"/><text:tab/> <text:s text:c="9"/><text:tab/> <text:s text:c="9"/><text:tab/>Envoyer une réponse ARP avec son adresse MAC</text:span></text:p>
      <text:p text:style-name="P1"><text:span text:style-name="T5"><text:s text:c="10"/><text:tab/> <text:s text:c="9"/><text:tab/>Fin si</text:span></text:p>
      <text:p text:style-name="P1"><text:span text:style-name="T5"><text:s text:c="10"/><text:tab/>Fin si</text:span></text:p>
      <text:p text:style-name="P1"><text:span text:style-name="T5"><text:s/></text:span></text:p>
      <text:p text:style-name="P1"><text:span text:style-name="T5"><text:s text:c="10"/><text:tab/>Si x = Arrivée d’une réponse ARP Alors</text:span></text:p>
      <text:p text:style-name="P1"><text:span text:style-name="T5"><text:s text:c="10"/><text:tab/> <text:s text:c="9"/><text:tab/>Ajouter l’entrée dans la table ARP</text:span></text:p>
      <text:p text:style-name="P1"><text:span text:style-name="T5"><text:s text:c="10"/><text:tab/>Fin si</text:span></text:p>
      <text:p text:style-name="P1"><text:span text:style-name="T5"><text:s/></text:span></text:p>
      <text:p text:style-name="P1"><text:span text:style-name="T5"><text:s text:c="10"/><text:tab/>Si x = Le timer d’une entrée arrive à expiration Alors</text:span></text:p>
      <text:p text:style-name="P1"><text:span text:style-name="T5"><text:s text:c="10"/><text:tab/> <text:s text:c="9"/><text:tab/>Supprimer l’entrée de la table ARP</text:span></text:p>
      <text:p text:style-name="P1"><text:span text:style-name="T5"><text:s text:c="10"/><text:tab/>Fin si</text:span></text:p>
      <text:p text:style-name="P1"><text:span text:style-name="T5"><text:s/></text:span></text:p>
      <text:p text:style-name="P1"><text:span text:style-name="T5">Fin Tant que</text:span></text:p>
      <text:p text:style-name="P1"><text:span text:style-name="T5"><text:s/></text:span></text:p>
      <text:p text:style-name="P1"><text:span text:style-name="T10"><text:s/></text:span></text:p>
      <text:p text:style-name="P3"/>
      <text:p text:style-name="P3"/>
      <text:p text:style-name="P1"><text:span text:style-name="T5">2.1.2 Le protocole ICMP</text:span></text:p>
      <text:p text:style-name="P1"><text:span text:style-name="T5">Dans le fichier, on met les données suivantes: </text:span></text:p>
      <text:p text:style-name="P1"><text:span text:style-name="T5">8</text:span></text:p>
      <text:p text:style-name="P1"><text:span text:style-name="T5">0</text:span></text:p>
      <text:p text:style-name="P1"><text:span text:style-name="T5">0</text:span></text:p>
      <text:p text:style-name="P1"><text:span text:style-name="T5">0</text:span></text:p>
      <text:p text:style-name="P1"><text:span text:style-name="T5">0</text:span></text:p>
      <text:p text:style-name="P1"><text:span text:style-name="T5">0</text:span></text:p>
      <text:p text:style-name="P1"><text:span text:style-name="T5">0</text:span></text:p>
      <text:p text:style-name="P1"><text:span text:style-name="T5">0</text:span></text:p>
      <text:p text:style-name="P1"><text:span text:style-name="T5">0</text:span></text:p>
      <text:p text:style-name="P1"><text:span text:style-name="T5">Les informations fournies par le fichier après l’envoi avec </text:span><text:span text:style-name="T11">send-icmp</text:span></text:p>
      <text:p text:style-name="P1"><text:span text:style-name="T5">Type Echo request: 8</text:span></text:p>
      <text:p text:style-name="P1"><text:span text:style-name="T5">code: 0</text:span></text:p>
      <text:p text:style-name="P1"><text:span text:style-name="T5">checksum : 0</text:span></text:p>
      <text:p text:style-name="P1"><text:span text:style-name="T5">identifier: 0</text:span></text:p>
      <text:p text:style-name="P1"><text:span text:style-name="T5">sequence Number: 0</text:span></text:p>
      <text:p text:style-name="P1"><text:span text:style-name="T5">data optionnal: 0</text:span></text:p>
      <text:p text:style-name="P3"/>
      <text:p text:style-name="P1"><text:span text:style-name="T5">Question 14:</text:span></text:p>
      <text:p text:style-name="P1"><text:span text:style-name="T5"><text:s/>Les champs identifier et sequence number ont les mêmes valeurs dans ECHO request et ECHO reply. </text:span></text:p>
      <text:p text:style-name="P1"><text:span text:style-name="T5">Lorsqu’on fait un ping, lorsqu’on a fait un ping.on remarque <text:s/>identifier et sequence number ont les mêmes valeurs au niveau de deux machines. <text:s/></text:span></text:p>
      <text:p text:style-name="P5"/>
      <text:p text:style-name="P1"><text:span text:style-name="T11">Conclusion</text:span></text:p>
      <text:p text:style-name="P1"><text:soft-page-break/><text:span text:style-name="T5">Ce Tp nous permis de comprendre le fonctionnement des protocoles utilisés par la couche 3 du réseau pour permettre l’échange des informations entre les machi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style:writing-mode="lr-tb"/>
      <style:text-properties style:use-window-font-color="true"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s_20_interligne_20_Car" style:display-name="Sans interligne Car" style:family="text" style:parent-style-name="Default_20_Paragraph_20_Font">
      <style:text-properties style:use-window-font-color="true"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N°2 de Réseaux  Etude des protocoles ARP et ICMP</dc:title>
    <dc:subject>M2PCCI /2015-2016</dc:subject>
    <meta:initial-creator>sidibey</meta:initial-creator>
    <meta:editing-cycles>244</meta:editing-cycles>
    <meta:print-date>2016-02-05T07:16:00</meta:print-date>
    <meta:creation-date>2016-02-04T20:40:00</meta:creation-date>
    <dc:date>2019-01-21T19:35:03.822000000</dc:date>
    <meta:editing-duration>PT1H59M3S</meta:editing-duration>
    <meta:generator>LibreOffice/6.1.4.2$Windows_x86 LibreOffice_project/9d0f32d1f0b509096fd65e0d4bec26ddd1938fd3</meta:generator>
    <meta:document-statistic meta:table-count="3" meta:image-count="0" meta:object-count="0" meta:page-count="8" meta:paragraph-count="158" meta:word-count="1203" meta:character-count="7272" meta:non-whitespace-character-count="55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